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end="Arrow" draw:marker-end-width="0.0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="" draw:marker-start-width="0.1cm" draw:marker-end="Arrow" draw:marker-end-width="0.1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draw:marker-end="Arrow" draw:marker-end-width="0.1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draw:marker-end="Arrow" draw:marker-end-width="0.19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fill="solid" draw:fill-color="#000000" draw:textarea-horizontal-align="center" draw:textarea-vertical-align="middle" fo:padding-top="0.14cm" fo:padding-bottom="0.14cm" fo:padding-left="0.265cm" fo:padding-right="0.265cm" draw:shadow="hidden"/>
    </style:style>
    <style:style style:name="gr14" style:family="graphic" style:parent-style-name="standard">
      <style:graphic-properties svg:stroke-width="0.03cm" svg:stroke-color="#000000" draw:marker-start="Arrow" draw:marker-start-width="0.19cm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3cm" draw:marker-start="Arrow" draw:marker-start-width="0.19cm" draw:fill="none" draw:fill-color="#ffffff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14pt"/>
    </style:style>
    <style:style style:name="P7" style:family="paragraph">
      <style:text-properties fo:font-size="9pt"/>
    </style:style>
    <style:style style:name="P8" style:family="paragraph">
      <style:paragraph-properties fo:text-align="center"/>
      <style:text-properties fo:font-size="9pt"/>
    </style:style>
    <style:style style:name="P9" style:family="paragraph">
      <style:paragraph-properties fo:text-align="center"/>
      <style:text-properties fo:font-size="6pt"/>
    </style:style>
    <style:style style:name="T1" style:family="text">
      <style:text-properties fo:font-size="10pt"/>
    </style:style>
    <style:style style:name="T2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3" style:family="text">
      <style:text-properties fo:font-size="9pt"/>
    </style:style>
    <style:style style:name="T4" style:family="text">
      <style:text-properties fo:font-family="Arial" style:font-style-name="Regular" style:font-family-generic="swiss" style:font-pitch="variable" fo:font-size="9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size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g>
            <draw:g>
              <draw:g>
                <draw:g>
                  <draw:rect draw:style-name="gr1" draw:text-style-name="P1" draw:layer="layout" svg:width="3.903cm" svg:height="4.714cm" svg:x="9.257cm" svg:y="0.408cm" draw:corner-radius="0.5cm">
                    <text:p/>
                  </draw:rect>
                </draw:g>
              </draw:g>
            </draw:g>
          </draw:g>
          <draw:line draw:style-name="gr2" draw:text-style-name="P1" draw:layer="layout" svg:x1="2.251cm" svg:y1="3.499cm" svg:x2="3.555cm" svg:y2="3.499cm">
            <text:p/>
          </draw:line>
          <draw:line draw:style-name="gr2" draw:text-style-name="P1" draw:layer="layout" svg:x1="0.571cm" svg:y1="1.385cm" svg:x2="3.571cm" svg:y2="1.385cm">
            <text:p/>
          </draw:line>
          <draw:g>
            <draw:g>
              <draw:g>
                <draw:rect draw:style-name="gr3" draw:text-style-name="P1" draw:layer="layout" svg:width="2.143cm" svg:height="1.505cm" svg:x="3.611cm" svg:y="0.733cm">
                  <text:p/>
                </draw:rect>
                <draw:rect draw:style-name="gr1" draw:text-style-name="P1" draw:layer="layout" svg:width="2.143cm" svg:height="1.505cm" svg:x="3.562cm" svg:y="0.686cm">
                  <text:p/>
                </draw:rect>
              </draw:g>
            </draw:g>
            <draw:frame draw:style-name="gr4" draw:text-style-name="P1" draw:layer="layout" svg:width="2.217cm" svg:height="1.039cm" svg:x="3.553cm" svg:y="0.943cm">
              <draw:text-box>
                <text:p text:style-name="P2"><text:span text:style-name="T1">modulation</text:span></text:p>
                <text:p text:style-name="P2"><text:span text:style-name="T1">angle</text:span></text:p>
              </draw:text-box>
            </draw:frame>
          </draw:g>
          <draw:g>
            <draw:g>
              <draw:g>
                <draw:rect draw:style-name="gr3" draw:text-style-name="P1" draw:layer="layout" svg:width="2.143cm" svg:height="1.505cm" svg:x="3.642cm" svg:y="2.73cm">
                  <text:p/>
                </draw:rect>
                <draw:rect draw:style-name="gr1" draw:text-style-name="P1" draw:layer="layout" svg:width="2.143cm" svg:height="1.505cm" svg:x="3.593cm" svg:y="2.683cm">
                  <text:p/>
                </draw:rect>
              </draw:g>
            </draw:g>
            <draw:frame draw:style-name="gr4" draw:text-style-name="P1" draw:layer="layout" svg:width="2.077cm" svg:height="1.039cm" svg:x="3.632cm" svg:y="2.92cm">
              <draw:text-box>
                <text:p text:style-name="P2"><text:span text:style-name="T1">subcarrier</text:span></text:p>
                <text:p text:style-name="P2"><text:span text:style-name="T1">angle</text:span></text:p>
              </draw:text-box>
            </draw:frame>
          </draw:g>
          <draw:g>
            <draw:g>
              <draw:g>
                <draw:rect draw:style-name="gr3" draw:text-style-name="P1" draw:layer="layout" svg:width="2.143cm" svg:height="1.505cm" svg:x="3.721cm" svg:y="5.523cm">
                  <text:p/>
                </draw:rect>
                <draw:rect draw:style-name="gr1" draw:text-style-name="P1" draw:layer="layout" svg:width="2.143cm" svg:height="1.505cm" svg:x="3.672cm" svg:y="5.476cm">
                  <text:p/>
                </draw:rect>
              </draw:g>
            </draw:g>
            <draw:frame draw:style-name="gr4" draw:text-style-name="P1" draw:layer="layout" svg:width="1.891cm" svg:height="1.039cm" svg:x="3.826cm" svg:y="5.713cm">
              <draw:text-box>
                <text:p text:style-name="P2"><text:span text:style-name="T1">low-pass</text:span></text:p>
                <text:p text:style-name="P2"><text:span text:style-name="T1">filter</text:span></text:p>
              </draw:text-box>
            </draw:frame>
          </draw:g>
          <draw:g>
            <draw:rect draw:style-name="gr5" draw:text-style-name="P3" draw:layer="layout" svg:width="1.016cm" svg:height="0.494cm" svg:x="1.818cm" svg:y="9.551cm">
              <text:p/>
            </draw:rect>
            <draw:frame draw:style-name="gr4" draw:text-style-name="P5" draw:layer="layout" svg:width="0.955cm" svg:height="0.645cm" svg:x="1.855cm" svg:y="9.476cm">
              <draw:text-box>
                <text:p text:style-name="P4"><text:span text:style-name="T1">sin</text:span></text:p>
              </draw:text-box>
            </draw:frame>
          </draw:g>
          <draw:g>
            <draw:circle draw:style-name="gr5" draw:text-style-name="P3" draw:layer="layout" svg:width="1.12cm" svg:height="1.12cm" svg:x="1.433cm" svg:y="2.911cm">
              <text:p/>
            </draw:circle>
            <draw:frame draw:style-name="gr4" draw:text-style-name="P1" draw:layer="layout" svg:width="1.281cm" svg:height="1.039cm" svg:x="1.361cm" svg:y="2.952cm">
              <draw:text-box>
                <text:p text:style-name="P2"><text:span text:style-name="T1">1400</text:span></text:p>
                <text:p text:style-name="P2"><text:span text:style-name="T1">Hz</text:span></text:p>
              </draw:text-box>
            </draw:frame>
          </draw:g>
          <draw:g>
            <draw:g>
              <draw:g>
                <draw:g>
                  <draw:rect draw:style-name="gr1" draw:text-style-name="P1" draw:layer="layout" svg:width="2.143cm" svg:height="1.505cm" svg:x="4.335cm" svg:y="7.981cm" draw:corner-radius="0.5cm">
                    <text:p/>
                  </draw:rect>
                </draw:g>
              </draw:g>
            </draw:g>
            <draw:frame draw:style-name="gr4" draw:text-style-name="P1" draw:layer="layout" svg:width="2.077cm" svg:height="1.039cm" svg:x="4.41cm" svg:y="8.214cm">
              <draw:text-box>
                <text:p text:style-name="P2"><text:span text:style-name="T1">subcarrier</text:span></text:p>
                <text:p text:style-name="P2"><text:span text:style-name="T1">frequency</text:span></text:p>
              </draw:text-box>
            </draw:frame>
          </draw:g>
          <draw:g>
            <draw:circle draw:style-name="gr6" draw:text-style-name="P1" draw:layer="layout" svg:width="0.7cm" svg:height="0.7cm" svg:x="7.067cm" svg:y="2.072cm">
              <text:p/>
            </draw:circle>
            <draw:frame draw:style-name="gr4" draw:text-style-name="P6" draw:layer="layout" svg:width="0.773cm" svg:height="0.903cm" svg:x="7.037cm" svg:y="1.921cm">
              <draw:text-box>
                <text:p text:style-name="P4"><text:span text:style-name="T2"></text:span></text:p>
              </draw:text-box>
            </draw:frame>
          </draw:g>
          <draw:g>
            <draw:circle draw:style-name="gr6" draw:text-style-name="P1" draw:layer="layout" svg:width="0.7cm" svg:height="0.7cm" svg:x="1.967cm" svg:y="5.87cm">
              <text:p/>
            </draw:circle>
            <draw:frame draw:style-name="gr4" draw:text-style-name="P6" draw:layer="layout" svg:width="0.773cm" svg:height="0.903cm" svg:x="1.932cm" svg:y="5.734cm">
              <draw:text-box>
                <text:p text:style-name="P4"><text:span text:style-name="T2"></text:span></text:p>
              </draw:text-box>
            </draw:frame>
          </draw:g>
          <draw:g>
            <draw:frame draw:style-name="gr4" draw:text-style-name="P5" draw:layer="layout" svg:width="1.048cm" svg:height="0.645cm" svg:x="1.783cm" svg:y="7.356cm">
              <draw:text-box>
                <text:p text:style-name="P4"><text:span text:style-name="T1">cos</text:span></text:p>
              </draw:text-box>
            </draw:frame>
            <draw:rect draw:style-name="gr5" draw:text-style-name="P3" draw:layer="layout" svg:width="1.016cm" svg:height="0.494cm" svg:x="1.795cm" svg:y="7.431cm">
              <text:p/>
            </draw:rect>
            <draw:frame draw:style-name="gr4" draw:text-style-name="P5" draw:layer="layout" svg:width="1.048cm" svg:height="0.645cm" svg:x="1.783cm" svg:y="7.356cm">
              <draw:text-box>
                <text:p text:style-name="P4"><text:span text:style-name="T1">cos</text:span></text:p>
              </draw:text-box>
            </draw:frame>
          </draw:g>
          <draw:g>
            <draw:circle draw:style-name="gr5" draw:text-style-name="P3" draw:layer="layout" svg:width="1.12cm" svg:height="1.12cm" svg:x="0.433cm" svg:y="8.168cm">
              <text:p/>
            </draw:circle>
            <draw:frame draw:style-name="gr4" draw:text-style-name="P1" draw:layer="layout" svg:width="1.281cm" svg:height="1.039cm" svg:x="0.361cm" svg:y="8.209cm">
              <draw:text-box>
                <text:p text:style-name="P2"><text:span text:style-name="T1">1400</text:span></text:p>
                <text:p text:style-name="P2"><text:span text:style-name="T1">Hz</text:span></text:p>
              </draw:text-box>
            </draw:frame>
          </draw:g>
          <draw:g>
            <draw:circle draw:style-name="gr6" draw:text-style-name="P1" draw:layer="layout" svg:width="0.7cm" svg:height="0.7cm" svg:x="1.956cm" svg:y="10.893cm">
              <text:p/>
            </draw:circle>
            <draw:frame draw:style-name="gr4" draw:text-style-name="P6" draw:layer="layout" svg:width="0.773cm" svg:height="0.903cm" svg:x="1.921cm" svg:y="10.757cm">
              <draw:text-box>
                <text:p text:style-name="P4"><text:span text:style-name="T2"></text:span></text:p>
              </draw:text-box>
            </draw:frame>
          </draw:g>
          <draw:g>
            <draw:circle draw:style-name="gr6" draw:text-style-name="P1" draw:layer="layout" svg:width="0.7cm" svg:height="0.7cm" svg:x="6.858cm" svg:y="10.88cm">
              <text:p/>
            </draw:circle>
            <draw:frame draw:style-name="gr4" draw:text-style-name="P6" draw:layer="layout" svg:width="0.773cm" svg:height="0.903cm" svg:x="6.823cm" svg:y="10.744cm">
              <draw:text-box>
                <text:p text:style-name="P4"><text:span text:style-name="T2"></text:span></text:p>
              </draw:text-box>
            </draw:frame>
          </draw:g>
          <draw:g>
            <draw:circle draw:style-name="gr6" draw:text-style-name="P1" draw:layer="layout" svg:width="0.7cm" svg:height="0.7cm" svg:x="6.88cm" svg:y="5.877cm">
              <text:p/>
            </draw:circle>
            <draw:frame draw:style-name="gr4" draw:text-style-name="P6" draw:layer="layout" svg:width="0.773cm" svg:height="0.903cm" svg:x="6.845cm" svg:y="5.741cm">
              <draw:text-box>
                <text:p text:style-name="P4"><text:span text:style-name="T2"></text:span></text:p>
              </draw:text-box>
            </draw:frame>
          </draw:g>
          <draw:g>
            <draw:circle draw:style-name="gr6" draw:text-style-name="P1" draw:layer="layout" svg:width="0.7cm" svg:height="0.7cm" svg:x="8.259cm" svg:y="8.376cm">
              <text:p/>
            </draw:circle>
            <draw:frame draw:style-name="gr4" draw:text-style-name="P6" draw:layer="layout" svg:width="0.773cm" svg:height="0.903cm" svg:x="8.229cm" svg:y="8.225cm">
              <draw:text-box>
                <text:p text:style-name="P4"><text:span text:style-name="T2"></text:span></text:p>
              </draw:text-box>
            </draw:frame>
          </draw:g>
          <draw:g>
            <draw:line draw:style-name="gr7" draw:text-style-name="P3" draw:layer="layout" svg:x1="10.147cm" svg:y1="1.195cm" svg:x2="10.975cm" svg:y2="1.195cm">
              <text:p/>
            </draw:line>
            <draw:line draw:style-name="gr7" draw:text-style-name="P3" draw:layer="layout" svg:x1="10.155cm" svg:y1="1.195cm" svg:x2="10.757cm" svg:y2="0.646cm">
              <text:p/>
            </draw:line>
            <draw:line draw:style-name="gr7" draw:text-style-name="P3" draw:layer="layout" svg:x1="10.155cm" svg:y1="2.293cm" svg:x2="10.971cm" svg:y2="2.293cm">
              <text:p/>
            </draw:line>
            <draw:line draw:style-name="gr7" draw:text-style-name="P3" draw:layer="layout" svg:x1="10.155cm" svg:y1="2.303cm" svg:x2="10.23cm" svg:y2="1.494cm">
              <text:p/>
            </draw:line>
            <draw:line draw:style-name="gr7" draw:text-style-name="P3" draw:layer="layout" svg:x1="10.15cm" svg:y1="3.388cm" svg:x2="10.965cm" svg:y2="3.388cm">
              <text:p/>
            </draw:line>
            <draw:line draw:style-name="gr7" draw:text-style-name="P3" draw:layer="layout" svg:x1="10.163cm" svg:y1="3.396cm" svg:x2="9.685cm" svg:y2="2.736cm">
              <text:p/>
            </draw:line>
            <draw:line draw:style-name="gr7" draw:text-style-name="P3" draw:layer="layout" svg:x1="10.149cm" svg:y1="4.483cm" svg:x2="10.955cm" svg:y2="4.483cm">
              <text:p/>
            </draw:line>
            <draw:line draw:style-name="gr7" draw:text-style-name="P3" draw:layer="layout" svg:x1="10.155cm" svg:y1="4.482cm" svg:x2="9.374cm" svg:y2="4.333cm">
              <text:p/>
            </draw:line>
            <draw:frame draw:style-name="gr8" draw:text-style-name="P7" draw:layer="layout" svg:width="0.896cm" svg:height="0.637cm" svg:x="10.632cm" svg:y="0.531cm">
              <draw:text-box>
                <text:p text:style-name="P4"><text:span text:style-name="T3">+1</text:span></text:p>
              </draw:text-box>
            </draw:frame>
            <draw:frame draw:style-name="gr8" draw:text-style-name="P7" draw:layer="layout" svg:width="0.896cm" svg:height="0.637cm" svg:x="10.474cm" svg:y="1.453cm">
              <draw:text-box>
                <text:p text:style-name="P4"><text:span text:style-name="T3">+2</text:span></text:p>
              </draw:text-box>
            </draw:frame>
            <draw:frame draw:style-name="gr8" draw:text-style-name="P7" draw:layer="layout" svg:width="0.892cm" svg:height="0.637cm" svg:x="10.171cm" svg:y="2.473cm">
              <draw:text-box>
                <text:p text:style-name="P4"><text:span text:style-name="T3">+3</text:span></text:p>
              </draw:text-box>
            </draw:frame>
            <draw:frame draw:style-name="gr8" draw:text-style-name="P7" draw:layer="layout" svg:width="0.896cm" svg:height="0.637cm" svg:x="10.014cm" svg:y="3.614cm">
              <draw:text-box>
                <text:p text:style-name="P4"><text:span text:style-name="T3">+4</text:span></text:p>
              </draw:text-box>
            </draw:frame>
            <draw:frame draw:style-name="gr8" draw:text-style-name="P7" draw:layer="layout" svg:width="0.892cm" svg:height="0.637cm" svg:x="12.158cm" svg:y="1.061cm">
              <draw:text-box>
                <text:p text:style-name="P4"><text:span text:style-name="T4">–</text:span><text:span text:style-name="T3">1</text:span></text:p>
              </draw:text-box>
            </draw:frame>
            <draw:frame draw:style-name="gr8" draw:text-style-name="P7" draw:layer="layout" svg:width="0.892cm" svg:height="0.637cm" svg:x="12.007cm" svg:y="2.074cm">
              <draw:text-box>
                <text:p text:style-name="P4"><text:span text:style-name="T4">–</text:span><text:span text:style-name="T4">2</text:span></text:p>
              </draw:text-box>
            </draw:frame>
            <draw:frame draw:style-name="gr8" draw:text-style-name="P7" draw:layer="layout" svg:width="0.888cm" svg:height="0.637cm" svg:x="11.833cm" svg:y="3.326cm">
              <draw:text-box>
                <text:p text:style-name="P4"><text:span text:style-name="T4">–</text:span><text:span text:style-name="T4">3</text:span></text:p>
              </draw:text-box>
            </draw:frame>
            <draw:frame draw:style-name="gr8" draw:text-style-name="P7" draw:layer="layout" svg:width="0.892cm" svg:height="0.637cm" svg:x="11.86cm" svg:y="4.363cm">
              <draw:text-box>
                <text:p text:style-name="P4"><text:span text:style-name="T4">–</text:span><text:span text:style-name="T4">4</text:span></text:p>
              </draw:text-box>
            </draw:frame>
            <draw:path draw:style-name="gr9" draw:text-style-name="P8" draw:layer="layout" svg:width="0.186cm" svg:height="0.306cm" svg:x="10.529cm" svg:y="0.874cm" svg:viewBox="0 0 187 307" svg:d="m187 307c0-165-62-269-187-307">
              <text:p/>
            </draw:path>
            <draw:path draw:style-name="gr10" draw:text-style-name="P8" draw:layer="layout" svg:width="0.494cm" svg:height="0.426cm" svg:x="10.207cm" svg:y="1.856cm" svg:viewBox="0 0 495 427" svg:d="m495 427c5-232-146-434-495-427">
              <text:p/>
            </draw:path>
            <draw:path draw:style-name="gr10" draw:text-style-name="P8" draw:layer="layout" svg:width="0.815cm" svg:height="0.4cm" svg:x="9.876cm" svg:y="2.975cm" svg:viewBox="0 0 816 401" svg:d="m816 401c-103-252-415-453-816-389">
              <text:p/>
            </draw:path>
            <draw:path draw:style-name="gr10" draw:text-style-name="P8" draw:layer="layout" svg:width="1.024cm" svg:height="0.324cm" svg:x="9.672cm" svg:y="4.153cm" svg:viewBox="0 0 1025 325" svg:d="m1025 325c-197-367-706-456-1025-96">
              <text:p/>
            </draw:path>
            <draw:line draw:style-name="gr7" draw:text-style-name="P3" draw:layer="layout" svg:x1="11.633cm" svg:y1="0.973cm" svg:x2="12.461cm" svg:y2="0.973cm">
              <text:p/>
            </draw:line>
            <draw:line draw:style-name="gr7" draw:text-style-name="P3" draw:layer="layout" svg:x1="11.641cm" svg:y1="0.973cm" svg:x2="12.243cm" svg:y2="1.522cm">
              <text:p/>
            </draw:line>
            <draw:path draw:style-name="gr9" draw:text-style-name="P8" draw:layer="layout" svg:width="-0.186cm" svg:height="-0.306cm" svg:x="12.202cm" svg:y="1.294cm" svg:viewBox="0 0 -187 -307" svg:d="m0-2281c0-165 62-269 187-307">
              <text:p/>
            </draw:path>
            <draw:line draw:style-name="gr7" draw:text-style-name="P3" draw:layer="layout" svg:x1="11.634cm" svg:y1="1.894cm" svg:x2="12.45cm" svg:y2="1.894cm">
              <text:p/>
            </draw:line>
            <draw:line draw:style-name="gr7" draw:text-style-name="P3" draw:layer="layout" svg:x1="11.634cm" svg:y1="1.884cm" svg:x2="11.709cm" svg:y2="2.693cm">
              <text:p/>
            </draw:line>
            <draw:path draw:style-name="gr10" draw:text-style-name="P8" draw:layer="layout" svg:width="-0.494cm" svg:height="-0.426cm" svg:x="12.181cm" svg:y="2.331cm" svg:viewBox="0 0 -495 -427" svg:d="m0-4235c-5-232 146-434 495-427">
              <text:p/>
            </draw:path>
            <draw:line draw:style-name="gr7" draw:text-style-name="P3" draw:layer="layout" svg:x1="11.693cm" svg:y1="3.103cm" svg:x2="12.508cm" svg:y2="3.103cm">
              <text:p/>
            </draw:line>
            <draw:line draw:style-name="gr7" draw:text-style-name="P3" draw:layer="layout" svg:x1="11.706cm" svg:y1="3.095cm" svg:x2="11.228cm" svg:y2="3.755cm">
              <text:p/>
            </draw:line>
            <draw:path draw:style-name="gr10" draw:text-style-name="P8" draw:layer="layout" svg:width="-0.815cm" svg:height="-0.4cm" svg:x="12.235cm" svg:y="3.516cm" svg:viewBox="0 0 -816 -401" svg:d="m0-6631c103-252 415-453 816-389">
              <text:p/>
            </draw:path>
            <draw:line draw:style-name="gr7" draw:text-style-name="P3" draw:layer="layout" svg:x1="11.962cm" svg:y1="4.171cm" svg:x2="12.768cm" svg:y2="4.171cm">
              <text:p/>
            </draw:line>
            <draw:line draw:style-name="gr7" draw:text-style-name="P3" draw:layer="layout" svg:x1="11.968cm" svg:y1="4.172cm" svg:x2="11.187cm" svg:y2="4.321cm">
              <text:p/>
            </draw:line>
            <draw:path draw:style-name="gr10" draw:text-style-name="P8" draw:layer="layout" svg:width="-1.024cm" svg:height="-0.324cm" svg:x="12.51cm" svg:y="4.501cm" svg:viewBox="0 0 -1025 -325" svg:d="m0-8677c197-367 706-456 1025-96">
              <text:p/>
            </draw:path>
          </draw:g>
          <draw:polyline draw:style-name="gr11" draw:text-style-name="P8" draw:layer="layout" svg:width="1.567cm" svg:height="0.697cm" svg:x="5.783cm" svg:y="1.377cm" svg:viewBox="0 0 1568 698" draw:points="0,0 870,0 1568,698">
            <text:p/>
          </draw:polyline>
          <draw:polyline draw:style-name="gr11" draw:text-style-name="P8" draw:layer="layout" svg:width="-1.567cm" svg:height="-0.697cm" svg:x="7.277cm" svg:y="3.447cm" svg:viewBox="0 0 -1568 -698" draw:points="1568,-6894 698,-6894 0,-6196">
            <text:p/>
          </draw:polyline>
          <draw:polyline draw:style-name="gr12" draw:text-style-name="P8" draw:layer="layout" svg:width="8.341cm" svg:height="8.806cm" svg:x="0.088cm" svg:y="2.443cm" svg:viewBox="0 0 8342 8807" draw:points="7693,0 8342,0 8342,2352 551,2352 0,2352 0,8807">
            <text:p/>
          </draw:polyline>
          <draw:line draw:style-name="gr2" draw:text-style-name="P1" draw:layer="layout" svg:x1="0.075cm" svg:y1="11.246cm" svg:x2="1.954cm" svg:y2="11.247cm">
            <text:p/>
          </draw:line>
          <draw:line draw:style-name="gr2" draw:text-style-name="P1" draw:layer="layout" svg:x1="0.094cm" svg:y1="6.242cm" svg:x2="1.95cm" svg:y2="6.242cm">
            <text:p/>
          </draw:line>
          <draw:circle draw:style-name="gr13" draw:text-style-name="P8" draw:layer="layout" svg:width="0.094cm" svg:height="0.094cm" svg:x="0.041cm" svg:y="6.193cm">
            <text:p/>
          </draw:circle>
          <draw:line draw:style-name="gr2" draw:text-style-name="P1" draw:layer="layout" svg:x1="2.677cm" svg:y1="6.235cm" svg:x2="3.684cm" svg:y2="6.235cm">
            <text:p/>
          </draw:line>
          <draw:line draw:style-name="gr2" draw:text-style-name="P1" draw:layer="layout" svg:x1="2.661cm" svg:y1="11.244cm" svg:x2="3.668cm" svg:y2="11.244cm">
            <text:p/>
          </draw:line>
          <draw:line draw:style-name="gr2" draw:text-style-name="P1" draw:layer="layout" svg:x1="5.859cm" svg:y1="11.222cm" svg:x2="6.866cm" svg:y2="11.222cm">
            <text:p/>
          </draw:line>
          <draw:line draw:style-name="gr2" draw:text-style-name="P1" draw:layer="layout" svg:x1="5.868cm" svg:y1="6.244cm" svg:x2="6.875cm" svg:y2="6.244cm">
            <text:p/>
          </draw:line>
          <draw:line draw:style-name="gr14" draw:text-style-name="P1" draw:layer="layout" svg:x1="2.317cm" svg:y1="9.563cm" svg:x2="2.317cm" svg:y2="7.919cm">
            <text:p/>
          </draw:line>
          <draw:line draw:style-name="gr12" draw:text-style-name="P8" draw:layer="layout" svg:x1="1.566cm" svg:y1="8.723cm" svg:x2="2.315cm" svg:y2="8.723cm">
            <text:p/>
          </draw:line>
          <draw:line draw:style-name="gr2" draw:text-style-name="P1" draw:layer="layout" svg:x1="2.316cm" svg:y1="7.424cm" svg:x2="2.315cm" svg:y2="6.576cm">
            <text:p/>
          </draw:line>
          <draw:line draw:style-name="gr2" draw:text-style-name="P1" draw:layer="layout" svg:x1="2.309cm" svg:y1="10.045cm" svg:x2="2.308cm" svg:y2="10.893cm">
            <text:p/>
          </draw:line>
          <draw:g>
            <draw:rect draw:style-name="gr5" draw:text-style-name="P3" draw:layer="layout" svg:width="1.016cm" svg:height="0.494cm" svg:x="6.734cm" svg:y="9.545cm">
              <text:p/>
            </draw:rect>
            <draw:frame draw:style-name="gr4" draw:text-style-name="P5" draw:layer="layout" svg:width="0.955cm" svg:height="0.645cm" svg:x="6.771cm" svg:y="9.47cm">
              <draw:text-box>
                <text:p text:style-name="P4"><text:span text:style-name="T1">sin</text:span></text:p>
              </draw:text-box>
            </draw:frame>
          </draw:g>
          <draw:g>
            <draw:frame draw:style-name="gr4" draw:text-style-name="P5" draw:layer="layout" svg:width="1.048cm" svg:height="0.645cm" svg:x="6.699cm" svg:y="7.35cm">
              <draw:text-box>
                <text:p text:style-name="P4"><text:span text:style-name="T1">cos</text:span></text:p>
              </draw:text-box>
            </draw:frame>
            <draw:rect draw:style-name="gr5" draw:text-style-name="P3" draw:layer="layout" svg:width="1.016cm" svg:height="0.494cm" svg:x="6.711cm" svg:y="7.425cm">
              <text:p/>
            </draw:rect>
            <draw:frame draw:style-name="gr4" draw:text-style-name="P5" draw:layer="layout" svg:width="1.048cm" svg:height="0.645cm" svg:x="6.699cm" svg:y="7.35cm">
              <draw:text-box>
                <text:p text:style-name="P4"><text:span text:style-name="T1">cos</text:span></text:p>
              </draw:text-box>
            </draw:frame>
          </draw:g>
          <draw:line draw:style-name="gr14" draw:text-style-name="P1" draw:layer="layout" svg:x1="7.233cm" svg:y1="9.557cm" svg:x2="7.233cm" svg:y2="7.913cm">
            <text:p/>
          </draw:line>
          <draw:line draw:style-name="gr12" draw:text-style-name="P8" draw:layer="layout" svg:x1="6.482cm" svg:y1="8.717cm" svg:x2="7.231cm" svg:y2="8.717cm">
            <text:p/>
          </draw:line>
          <draw:line draw:style-name="gr2" draw:text-style-name="P1" draw:layer="layout" svg:x1="7.232cm" svg:y1="7.418cm" svg:x2="7.231cm" svg:y2="6.57cm">
            <text:p/>
          </draw:line>
          <draw:line draw:style-name="gr2" draw:text-style-name="P1" draw:layer="layout" svg:x1="7.225cm" svg:y1="10.039cm" svg:x2="7.224cm" svg:y2="10.887cm">
            <text:p/>
          </draw:line>
          <draw:polyline draw:style-name="gr11" draw:text-style-name="P8" draw:layer="layout" svg:width="0.999cm" svg:height="2.136cm" svg:x="7.59cm" svg:y="6.234cm" svg:viewBox="0 0 1000 2137" draw:points="0,0 1000,0 1000,2137">
            <text:p/>
          </draw:polyline>
          <draw:polyline draw:style-name="gr11" draw:text-style-name="P8" draw:layer="layout" svg:width="1.042cm" svg:height="2.136cm" draw:transform="rotate (3.1415926535892) translate (8.60700000000253cm 11.225cm)" svg:viewBox="0 0 1043 2137" draw:points="1043,-22450 0,-22450 0,-20313">
            <text:p/>
          </draw:polyline>
          <draw:line draw:style-name="gr2" draw:text-style-name="P1" draw:layer="layout" svg:x1="8.959cm" svg:y1="8.71cm" svg:x2="10.408cm" svg:y2="8.71cm">
            <text:p/>
          </draw:line>
          <draw:polyline draw:style-name="gr15" draw:text-style-name="P8" draw:layer="layout" svg:width="6.642cm" svg:height="0.6cm" svg:x="4.643cm" svg:y="0.077cm" svg:viewBox="0 0 6643 601" draw:points="0,601 0,0 6643,0 6643,350">
            <text:p/>
          </draw:polyline>
          <draw:frame draw:style-name="gr8" draw:text-style-name="P9" draw:layer="layout" svg:width="2.255cm" svg:height="0.995cm" svg:x="4.261cm" svg:y="9.41cm">
            <draw:text-box>
              <text:p text:style-name="P2"><text:span text:style-name="T5">590, 820, 1050, </text:span></text:p>
              <text:p text:style-name="P2"><text:span text:style-name="T5">1280, 1510, 1740,</text:span></text:p>
              <text:p text:style-name="P2"><text:span text:style-name="T5"><text:s/></text:span><text:span text:style-name="T5">1970, 2200 Hz</text:span></text:p>
            </draw:text-box>
          </draw:frame>
          <draw:circle draw:style-name="gr13" draw:text-style-name="P8" draw:layer="layout" svg:width="0.094cm" svg:height="0.094cm" svg:x="2.278cm" svg:y="8.681cm">
            <text:p/>
          </draw:circle>
          <draw:circle draw:style-name="gr13" draw:text-style-name="P8" draw:layer="layout" svg:width="0.094cm" svg:height="0.094cm" svg:x="7.186cm" svg:y="8.667cm">
            <text:p/>
          </draw:circle>
          <draw:g>
            <draw:g>
              <draw:g>
                <draw:rect draw:style-name="gr3" draw:text-style-name="P1" draw:layer="layout" svg:width="2.143cm" svg:height="1.505cm" svg:x="3.682cm" svg:y="10.455cm">
                  <text:p/>
                </draw:rect>
                <draw:rect draw:style-name="gr1" draw:text-style-name="P1" draw:layer="layout" svg:width="2.143cm" svg:height="1.505cm" svg:x="3.633cm" svg:y="10.408cm">
                  <text:p/>
                </draw:rect>
              </draw:g>
            </draw:g>
            <draw:frame draw:style-name="gr4" draw:text-style-name="P1" draw:layer="layout" svg:width="1.891cm" svg:height="1.039cm" svg:x="3.787cm" svg:y="10.645cm">
              <draw:text-box>
                <text:p text:style-name="P2"><text:span text:style-name="T1">low-pass</text:span></text:p>
                <text:p text:style-name="P2"><text:span text:style-name="T1">filte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1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23T16:44:32</meta:creation-date>
    <dc:date>2011-04-23T20:43:57</dc:date>
    <dc:language>cs-CZ</dc:language>
    <meta:editing-cycles>4</meta:editing-cycles>
    <meta:editing-duration>PT03H40M15S</meta:editing-duration>
    <dc:creator>BruXy </dc:creator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